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9000000B4C1D52712.png" manifest:media-type="image/png"/>
  <manifest:file-entry manifest:full-path="Pictures/10000001000002AA00000085B86B0B18.png" manifest:media-type="image/png"/>
  <manifest:file-entry manifest:full-path="Pictures/100000010000035C000000C9F9BBF39F.png" manifest:media-type="image/png"/>
  <manifest:file-entry manifest:full-path="Pictures/10000001000002CF000003B6DA5058D0.png" manifest:media-type="image/png"/>
  <manifest:file-entry manifest:full-path="Pictures/100000010000032C000000B41681FE3A.png" manifest:media-type="image/png"/>
  <manifest:file-entry manifest:full-path="Pictures/10000001000002A00000029A20CEAC83.png" manifest:media-type="image/png"/>
  <manifest:file-entry manifest:full-path="Pictures/100000010000037F000000F01BDFEF1B.png" manifest:media-type="image/png"/>
  <manifest:file-entry manifest:full-path="Pictures/10000001000002F8000000E96DACBE94.png" manifest:media-type="image/png"/>
  <manifest:file-entry manifest:full-path="Pictures/10000001000000CE000001DF383716FD.png" manifest:media-type="image/png"/>
  <manifest:file-entry manifest:full-path="Pictures/10000001000000D3000001523C7F79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a721" officeooo:paragraph-rsid="001ba721"/>
    </style:style>
    <style:style style:name="P2" style:family="paragraph" style:parent-style-name="Standard">
      <style:text-properties officeooo:rsid="001c09f1" officeooo:paragraph-rsid="001c09f1"/>
    </style:style>
    <style:style style:name="P3" style:family="paragraph" style:parent-style-name="Standard">
      <style:text-properties officeooo:rsid="00211fe5" officeooo:paragraph-rsid="00211fe5"/>
    </style:style>
    <style:style style:name="P4" style:family="paragraph" style:parent-style-name="Standard">
      <style:text-properties officeooo:rsid="0022a2fe" officeooo:paragraph-rsid="0022a2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a), b)</text:p>
      <text:p text:style-name="P1"><draw:frame draw:style-name="fr1" draw:name="Imagen1" text:anchor-type="char" svg:x="0cm" svg:y="0.169cm" svg:width="17cm" svg:height="3.637cm" draw:z-index="0"><draw:image xlink:href="Pictures/1000000100000349000000B4C1D52712.png" xlink:type="simple" xlink:show="embed" xlink:actuate="onLoad" draw:mime-type="image/png"/></draw:frame></text:p>
      <text:p text:style-name="P1">c)</text:p>
      <text:p text:style-name="P1"><draw:frame draw:style-name="fr1" draw:name="Imagen2" text:anchor-type="char" svg:x="0cm" svg:y="0.18cm" svg:width="17cm" svg:height="3.972cm" draw:z-index="1"><draw:image xlink:href="Pictures/100000010000035C000000C9F9BBF39F.png" xlink:type="simple" xlink:show="embed" xlink:actuate="onLoad" draw:mime-type="image/png"/></draw:frame></text:p>
      <text:p text:style-name="P1">d), e)</text:p>
      <text:p text:style-name="P1"><draw:frame draw:style-name="fr2" draw:name="Imagen3" text:anchor-type="char" svg:width="17cm" svg:height="3.768cm" draw:z-index="2"><draw:image xlink:href="Pictures/100000010000032C000000B41681FE3A.png" xlink:type="simple" xlink:show="embed" xlink:actuate="onLoad" draw:mime-type="image/png"/></draw:frame><draw:frame draw:style-name="fr1" draw:name="Imagen4" text:anchor-type="char" svg:x="0cm" svg:y="4.186cm" svg:width="17cm" svg:height="3.314cm" draw:z-index="3"><draw:image xlink:href="Pictures/10000001000002AA00000085B86B0B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</text:p>
      <text:p text:style-name="P1"><draw:frame draw:style-name="fr1" draw:name="Imagen5" text:anchor-type="char" svg:x="0cm" svg:y="0.116cm" svg:width="17cm" svg:height="16.847cm" draw:z-index="4"><draw:image xlink:href="Pictures/10000001000002A00000029A20CEAC83.png" xlink:type="simple" xlink:show="embed" xlink:actuate="onLoad" draw:mime-type="image/png"/></draw:frame></text:p>
      <text:p text:style-name="P2">3.</text:p>
      <text:p text:style-name="P2"><draw:frame draw:style-name="fr1" draw:name="Imagen6" text:anchor-type="char" svg:x="0cm" svg:y="0.27cm" svg:width="17cm" svg:height="4.558cm" draw:z-index="5"><draw:image xlink:href="Pictures/100000010000037F000000F01BDFEF1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4.</text:p>
      <text:p text:style-name="P2"><draw:frame draw:style-name="fr1" draw:name="Imagen7" text:anchor-type="char" svg:x="0cm" svg:y="0.169cm" svg:width="17cm" svg:height="5.211cm" draw:z-index="6"><draw:image xlink:href="Pictures/10000001000002F8000000E96DACBE94.png" xlink:type="simple" xlink:show="embed" xlink:actuate="onLoad" draw:mime-type="image/png"/></draw:frame></text:p>
      <text:p text:style-name="P3">a), b), c)</text:p>
      <text:p text:style-name="P3"><draw:frame draw:style-name="fr1" draw:name="Imagen8" text:anchor-type="char" svg:x="-0.661cm" svg:y="0.025cm" svg:width="14.062cm" svg:height="18.579cm" draw:z-index="7"><draw:image xlink:href="Pictures/10000001000002CF000003B6DA5058D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5.</text:p>
      <text:p text:style-name="P3"><draw:frame draw:style-name="fr1" draw:name="Imagen9" text:anchor-type="char" svg:x="0.113cm" svg:y="0.185cm" svg:width="5.45cm" svg:height="12.675cm" draw:z-index="8"><draw:image xlink:href="Pictures/10000001000000CE000001DF383716FD.png" xlink:type="simple" xlink:show="embed" xlink:actuate="onLoad" draw:mime-type="image/png"/></draw:frame><draw:frame draw:style-name="fr1" draw:name="Imagen10" text:anchor-type="char" svg:x="5.71cm" svg:y="0.206cm" svg:width="5.583cm" svg:height="8.945cm" draw:z-index="9"><draw:image xlink:href="Pictures/10000001000000D3000001523C7F796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6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7:37:05.009000000</meta:creation-date>
    <dc:date>2024-10-22T18:11:10.625000000</dc:date>
    <meta:editing-duration>PT34M4S</meta:editing-duration>
    <meta:editing-cycles>7</meta:editing-cycles>
    <meta:generator>LibreOffice/24.8.0.3$Windows_X86_64 LibreOffice_project/0bdf1299c94fe897b119f97f3c613e9dca6be583</meta:generator>
    <meta:document-statistic meta:table-count="0" meta:image-count="10" meta:object-count="0" meta:page-count="4" meta:paragraph-count="10" meta:word-count="14" meta:character-count="36" meta:non-whitespace-character-count="32"/>
  </office:meta>
</office:document-meta>
</file>